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b-poblacion-rural-peru-1960-2017" table:style-name="ta1">
        <table:shapes>
          <draw:frame draw:z-index="0" draw:style-name="gr1" draw:text-style-name="P1" svg:width="228.21mm" svg:height="117.41mm" svg:x="74.78mm" svg:y="18.05mm">
            <loext:p draw:notify-on-update-of-ranges="'wb-poblacion-rural-peru-1960-2017'.A2:'wb-poblacion-rural-peru-1960-2017'.A59 'wb-poblacion-rural-peru-1960-2017'.B1:'wb-poblacion-rural-peru-1960-2017'.B1 'wb-poblacion-rural-peru-1960-2017'.B2:'wb-poblacion-rural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oblación Rural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351619" calcext:value-type="float">
            <text:p>535161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444434" calcext:value-type="float">
            <text:p>544443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483602" calcext:value-type="float">
            <text:p>548360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521108" calcext:value-type="float">
            <text:p>552110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555674" calcext:value-type="float">
            <text:p>555567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587009" calcext:value-type="float">
            <text:p>558700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614453" calcext:value-type="float">
            <text:p>561445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637967" calcext:value-type="float">
            <text:p>563796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657055" calcext:value-type="float">
            <text:p>565705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672162" calcext:value-type="float">
            <text:p>567216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682495" calcext:value-type="float">
            <text:p>568249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687847" calcext:value-type="float">
            <text:p>568784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692739" calcext:value-type="float">
            <text:p>569273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751898" calcext:value-type="float">
            <text:p>575189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810469" calcext:value-type="float">
            <text:p>581046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869469" calcext:value-type="float">
            <text:p>586946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928617" calcext:value-type="float">
            <text:p>592861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987822" calcext:value-type="float">
            <text:p>598782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045466" calcext:value-type="float">
            <text:p>604546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099681" calcext:value-type="float">
            <text:p>609968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149642" calcext:value-type="float">
            <text:p>614964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195010" calcext:value-type="float">
            <text:p>619501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267829" calcext:value-type="float">
            <text:p>626782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338765" calcext:value-type="float">
            <text:p>633876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408101" calcext:value-type="float">
            <text:p>640810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476417" calcext:value-type="float">
            <text:p>647641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543374" calcext:value-type="float">
            <text:p>654337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608561" calcext:value-type="float">
            <text:p>660856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671302" calcext:value-type="float">
            <text:p>667130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731404" calcext:value-type="float">
            <text:p>673140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787872" calcext:value-type="float">
            <text:p>678787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840920" calcext:value-type="float">
            <text:p>6840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890010" calcext:value-type="float">
            <text:p>689001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934634" calcext:value-type="float">
            <text:p>693463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962750" calcext:value-type="float">
            <text:p>696275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983019" calcext:value-type="float">
            <text:p>698301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995769" calcext:value-type="float">
            <text:p>699576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001825" calcext:value-type="float">
            <text:p>70018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001498" calcext:value-type="float">
            <text:p>700149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95872" calcext:value-type="float">
            <text:p>69958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86133" calcext:value-type="float">
            <text:p>69861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72917" calcext:value-type="float">
            <text:p>69729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956284" calcext:value-type="float">
            <text:p>695628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936737" calcext:value-type="float">
            <text:p>693673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915391" calcext:value-type="float">
            <text:p>691539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93215" calcext:value-type="float">
            <text:p>689321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869817" calcext:value-type="float">
            <text:p>686981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845990" calcext:value-type="float">
            <text:p>684599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859181" calcext:value-type="float">
            <text:p>685918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890468" calcext:value-type="float">
            <text:p>689046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23368" calcext:value-type="float">
            <text:p>692336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58778" calcext:value-type="float">
            <text:p>69587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95674" calcext:value-type="float">
            <text:p>699567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033477" calcext:value-type="float">
            <text:p>70334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70288" calcext:value-type="float">
            <text:p>70702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04620" calcext:value-type="float">
            <text:p>710462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136722" calcext:value-type="float">
            <text:p>71367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66470" calcext:value-type="float">
            <text:p>716647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5:10:55.148597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5:14:27.548665596</dc:date>
    <dc:creator>Huber Gilt</dc:creator>
    <meta:editing-duration>PT16M51S</meta:editing-duration>
    <meta:editing-cycles>5</meta:editing-cycles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950e"/>
    </style:style>
    <style:style style:name="ch15" style:family="chart" style:data-style-name="N138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822cm" svg:height="11.742cm" xlink:href=".." xlink:type="simple" chart:class="chart:scatter" chart:style-name="ch1">
        <chart:title svg:x="9.105cm" svg:y="0.37cm" chart:style-name="ch2">
          <text:p>Población rural vs Año</text:p>
        </chart:title>
        <chart:subtitle svg:x="7.544cm" svg:y="1.383cm" chart:style-name="ch3">
          <text:p>Fuente Banco Mundial Periodo 2060 al 2017</text:p>
        </chart:subtitle>
        <chart:legend chart:legend-position="bottom" svg:x="2.502cm" svg:y="10.959cm" style:legend-expansion="wide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467cm" svg:y="2.3cm" svg:width="20.899cm" svg:height="7.444cm">
          <chartooo:coordinate-region svg:x="3.014cm" svg:y="2.499cm" svg:width="19.352cm" svg:height="6.598cm"/>
          <chart:axis chart:dimension="x" chart:name="primary-x" chart:style-name="ch6">
            <chart:title svg:x="11.568cm" svg:y="9.978cm" chart:style-name="ch7">
              <text:p>Año</text:p>
            </chart:title>
          </chart:axis>
          <chart:axis chart:dimension="y" chart:name="primary-y" chart:style-name="ch8">
            <chart:title svg:x="0.451cm" svg:y="7.177cm" chart:style-name="ch9">
              <text:p>Publación rural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/>
            <chart:regression-curve chart:style-name="ch14">
              <chart:equation chart:display-equation="true" chart:display-r-square="true" svg:x="8.799cm" svg:y="6.584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blación Rural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5351619">
                <text:p>5351619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5444434">
                <text:p>544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5483602">
                <text:p>548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5521108">
                <text:p>552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5555674">
                <text:p>5555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587009">
                <text:p>5587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5614453">
                <text:p>5614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5637967">
                <text:p>5637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657055">
                <text:p>5657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5672162">
                <text:p>567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5682495">
                <text:p>568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5687847">
                <text:p>5687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5692739">
                <text:p>569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5751898">
                <text:p>5751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5810469">
                <text:p>581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5869469">
                <text:p>5869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5928617">
                <text:p>592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5987822">
                <text:p>5987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6045466">
                <text:p>6045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6099681">
                <text:p>6099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6149642">
                <text:p>614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6195010">
                <text:p>6195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6267829">
                <text:p>6267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6338765">
                <text:p>6338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6408101">
                <text:p>6408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6476417">
                <text:p>647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6543374">
                <text:p>6543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6608561">
                <text:p>66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6671302">
                <text:p>6671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6731404">
                <text:p>6731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6787872">
                <text:p>6787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6840920">
                <text:p>6840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6890010">
                <text:p>68900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6934634">
                <text:p>6934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6962750">
                <text:p>6962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6983019">
                <text:p>6983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6995769">
                <text:p>699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7001825">
                <text:p>7001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7001498">
                <text:p>7001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6995872">
                <text:p>6995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6986133">
                <text:p>6986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6972917">
                <text:p>697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6956284">
                <text:p>6956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6936737">
                <text:p>6936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915391">
                <text:p>6915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6893215">
                <text:p>689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6869817">
                <text:p>6869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6845990">
                <text:p>68459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6859181">
                <text:p>6859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6890468">
                <text:p>6890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6923368">
                <text:p>6923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6958778">
                <text:p>6958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6995674">
                <text:p>699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7033477">
                <text:p>7033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7070288">
                <text:p>7070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7104620">
                <text:p>71046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7136722">
                <text:p>713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7166470">
                <text:p>7166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